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b7c75" officeooo:paragraph-rsid="000b7c75"/>
    </style:style>
    <style:style style:name="P2" style:family="paragraph" style:parent-style-name="Standard">
      <style:text-properties fo:font-size="24pt" style:text-underline-style="solid" style:text-underline-width="auto" style:text-underline-color="font-color" fo:font-weight="bold" officeooo:rsid="000b7c75" officeooo:paragraph-rsid="000b7c75" style:font-weight-asian="bold" style:font-weight-complex="bold"/>
    </style:style>
    <style:style style:name="P3" style:family="paragraph" style:parent-style-name="Standard">
      <style:text-properties fo:font-weight="bold" officeooo:rsid="000b7c75" officeooo:paragraph-rsid="000b7c75" style:font-weight-asian="bold" style:font-weight-complex="bold"/>
    </style:style>
    <style:style style:name="P4" style:family="paragraph" style:parent-style-name="Standard">
      <style:text-properties fo:font-weight="bold" officeooo:rsid="000c1724" officeooo:paragraph-rsid="000c1724" style:font-weight-asian="bold" style:font-weight-complex="bold"/>
    </style:style>
    <style:style style:name="P5" style:family="paragraph" style:parent-style-name="Standard">
      <style:text-properties fo:font-weight="bold" officeooo:rsid="000c45b9" officeooo:paragraph-rsid="000c45b9" fo:background-color="transparent" style:font-weight-asian="bold" style:font-weight-complex="bold"/>
    </style:style>
    <style:style style:name="P6" style:family="paragraph" style:parent-style-name="Standard">
      <style:text-properties officeooo:rsid="000c1724" officeooo:paragraph-rsid="000c1724"/>
    </style:style>
    <style:style style:name="P7" style:family="paragraph" style:parent-style-name="Standard">
      <style:text-properties officeooo:rsid="000c1724" officeooo:paragraph-rsid="000c45b9"/>
    </style:style>
    <style:style style:name="P8" style:family="paragraph" style:parent-style-name="Standard">
      <style:text-properties fo:font-weight="normal" officeooo:rsid="000c1724" officeooo:paragraph-rsid="000c1724" style:font-weight-asian="normal" style:font-weight-complex="normal"/>
    </style:style>
    <style:style style:name="P9" style:family="paragraph" style:parent-style-name="Standard">
      <style:text-properties fo:font-weight="normal" officeooo:rsid="000c1724" officeooo:paragraph-rsid="000c1724" fo:background-color="#acb20c" style:font-weight-asian="normal" style:font-weight-complex="normal"/>
    </style:style>
    <style:style style:name="P10" style:family="paragraph" style:parent-style-name="Standard">
      <style:text-properties fo:font-weight="normal" officeooo:rsid="000c45b9" officeooo:paragraph-rsid="000c45b9" fo:background-color="transparent" style:font-weight-asian="normal" style:font-weight-complex="normal"/>
    </style:style>
    <style:style style:name="P11" style:family="paragraph" style:parent-style-name="Standard">
      <style:text-properties officeooo:rsid="000c45b9" officeooo:paragraph-rsid="000c45b9"/>
    </style:style>
    <style:style style:name="P12" style:family="paragraph" style:parent-style-name="Standard">
      <style:text-properties officeooo:rsid="000c1724" officeooo:paragraph-rsid="000c1724" fo:background-color="#acb20c"/>
    </style:style>
    <style:style style:name="P13" style:family="paragraph" style:parent-style-name="Standard">
      <style:text-properties officeooo:rsid="000b7c75" officeooo:paragraph-rsid="000b7c75" fo:background-color="#acb20c"/>
    </style:style>
    <style:style style:name="P14" style:family="paragraph" style:parent-style-name="Standard" style:list-style-name="L1">
      <style:text-properties officeooo:rsid="000b7c75" officeooo:paragraph-rsid="000b7c75"/>
    </style:style>
    <style:style style:name="P15" style:family="paragraph" style:parent-style-name="Standard" style:list-style-name="L12">
      <style:text-properties officeooo:rsid="000b7c75" officeooo:paragraph-rsid="000b7c75"/>
    </style:style>
    <style:style style:name="P16" style:family="paragraph" style:parent-style-name="Standard">
      <style:text-properties officeooo:rsid="000b7c75" officeooo:paragraph-rsid="000b7c75"/>
    </style:style>
    <style:style style:name="P17" style:family="paragraph" style:parent-style-name="Standard" style:list-style-name="L1">
      <style:text-properties officeooo:rsid="000c1724" officeooo:paragraph-rsid="000c1724"/>
    </style:style>
    <style:style style:name="P18" style:family="paragraph" style:parent-style-name="Standard" style:list-style-name="L7">
      <style:text-properties officeooo:rsid="000c1724" officeooo:paragraph-rsid="000c1724"/>
    </style:style>
    <style:style style:name="P19" style:family="paragraph" style:parent-style-name="Standard" style:list-style-name="L8">
      <style:text-properties officeooo:rsid="000c1724" officeooo:paragraph-rsid="000c1724"/>
    </style:style>
    <style:style style:name="P20" style:family="paragraph" style:parent-style-name="Standard" style:list-style-name="L8">
      <style:text-properties officeooo:rsid="000c1724" officeooo:paragraph-rsid="000c45b9"/>
    </style:style>
    <style:style style:name="P21" style:family="paragraph" style:parent-style-name="Standard" style:list-style-name="L2">
      <style:text-properties fo:font-weight="normal" officeooo:rsid="000c1724" officeooo:paragraph-rsid="000c1724" fo:background-color="#acb20c" style:font-weight-asian="normal" style:font-weight-complex="normal"/>
    </style:style>
    <style:style style:name="P22" style:family="paragraph" style:parent-style-name="Standard" style:list-style-name="L3">
      <style:text-properties fo:font-weight="normal" officeooo:rsid="000c45b9" officeooo:paragraph-rsid="000c45b9" fo:background-color="transparent" style:font-weight-asian="normal" style:font-weight-complex="normal"/>
    </style:style>
    <style:style style:name="P23" style:family="paragraph" style:parent-style-name="Standard" style:list-style-name="L4">
      <style:text-properties fo:font-weight="normal" officeooo:rsid="000c1724" officeooo:paragraph-rsid="000c1724" style:font-weight-asian="normal" style:font-weight-complex="normal"/>
    </style:style>
    <style:style style:name="P24" style:family="paragraph" style:parent-style-name="Standard" style:list-style-name="L5">
      <style:text-properties fo:font-weight="normal" officeooo:rsid="000c1724" officeooo:paragraph-rsid="000c1724" style:font-weight-asian="normal" style:font-weight-complex="normal"/>
    </style:style>
    <style:style style:name="P25" style:family="paragraph" style:parent-style-name="Standard" style:list-style-name="L6">
      <style:text-properties fo:font-weight="normal" officeooo:rsid="000c1724" officeooo:paragraph-rsid="000c1724" style:font-weight-asian="normal" style:font-weight-complex="normal"/>
    </style:style>
    <style:style style:name="P26" style:family="paragraph" style:parent-style-name="Standard" style:list-style-name="L4">
      <style:text-properties fo:font-weight="normal" officeooo:rsid="000c45b9" officeooo:paragraph-rsid="000c45b9" style:font-weight-asian="normal" style:font-weight-complex="normal"/>
    </style:style>
    <style:style style:name="P27" style:family="paragraph" style:parent-style-name="Standard" style:list-style-name="L5">
      <style:text-properties fo:font-weight="normal" officeooo:rsid="000c45b9" officeooo:paragraph-rsid="000c45b9" style:font-weight-asian="normal" style:font-weight-complex="normal"/>
    </style:style>
    <style:style style:name="P28" style:family="paragraph" style:parent-style-name="Standard">
      <style:text-properties fo:font-weight="normal" officeooo:rsid="000c45b9" officeooo:paragraph-rsid="000c45b9" style:font-weight-asian="normal" style:font-weight-complex="normal"/>
    </style:style>
    <style:style style:name="P29" style:family="paragraph" style:parent-style-name="Standard">
      <style:text-properties fo:font-weight="normal" officeooo:rsid="000c45b9" officeooo:paragraph-rsid="000c929d" style:font-weight-asian="normal" style:font-weight-complex="normal"/>
    </style:style>
    <style:style style:name="P30" style:family="paragraph" style:parent-style-name="Standard" style:list-style-name="L5">
      <style:text-properties fo:font-weight="normal" officeooo:rsid="000c929d" officeooo:paragraph-rsid="000c929d" style:font-weight-asian="normal" style:font-weight-complex="normal"/>
    </style:style>
    <style:style style:name="P31" style:family="paragraph" style:parent-style-name="Standard" style:list-style-name="L8">
      <style:text-properties officeooo:rsid="000c45b9" officeooo:paragraph-rsid="000c45b9"/>
    </style:style>
    <style:style style:name="P32" style:family="paragraph" style:parent-style-name="Standard" style:list-style-name="L9">
      <style:text-properties officeooo:rsid="000c45b9" officeooo:paragraph-rsid="000c45b9"/>
    </style:style>
    <style:style style:name="P33" style:family="paragraph" style:parent-style-name="Standard" style:list-style-name="L10">
      <style:text-properties officeooo:rsid="000c45b9" officeooo:paragraph-rsid="000c45b9"/>
    </style:style>
    <style:style style:name="P34" style:family="paragraph" style:parent-style-name="Standard" style:list-style-name="L11">
      <style:text-properties officeooo:rsid="000c45b9" officeooo:paragraph-rsid="000c45b9"/>
    </style:style>
    <style:style style:name="P35" style:family="paragraph" style:parent-style-name="Standard">
      <style:text-properties officeooo:rsid="000c929d" officeooo:paragraph-rsid="000c929d"/>
    </style:style>
    <style:style style:name="P36" style:family="paragraph" style:parent-style-name="Standard">
      <style:text-properties fo:font-weight="bold" officeooo:rsid="000c929d" officeooo:paragraph-rsid="000c929d" style:font-weight-asian="bold" style:font-weight-complex="bold"/>
    </style:style>
    <style:style style:name="P37" style:family="paragraph" style:parent-style-name="Standard">
      <style:text-properties fo:font-weight="bold" officeooo:rsid="000dcad2" officeooo:paragraph-rsid="000dcad2" style:font-weight-asian="bold" style:font-weight-complex="bold"/>
    </style:style>
    <style:style style:name="P38" style:family="paragraph" style:parent-style-name="Standard">
      <style:text-properties fo:font-weight="bold" officeooo:rsid="000eddce" officeooo:paragraph-rsid="000eddce" style:font-weight-asian="bold" style:font-weight-complex="bold"/>
    </style:style>
    <style:style style:name="P39" style:family="paragraph" style:parent-style-name="Standard">
      <style:text-properties style:text-underline-style="solid" style:text-underline-width="auto" style:text-underline-color="font-color" fo:font-weight="bold" officeooo:rsid="00100d40" officeooo:paragraph-rsid="00100d40" style:font-weight-asian="bold" style:font-weight-complex="bold"/>
    </style:style>
    <style:style style:name="P40" style:family="paragraph" style:parent-style-name="Standard">
      <style:text-properties fo:font-size="16pt" style:text-underline-style="solid" style:text-underline-width="auto" style:text-underline-color="font-color" fo:font-weight="bold" officeooo:rsid="000c929d" officeooo:paragraph-rsid="000c929d" style:font-weight-asian="bold" style:font-weight-complex="bold"/>
    </style:style>
    <style:style style:name="P41" style:family="paragraph" style:parent-style-name="Standard">
      <style:text-properties officeooo:rsid="000eddce" officeooo:paragraph-rsid="000eddce"/>
    </style:style>
    <style:style style:name="P42" style:family="paragraph" style:parent-style-name="Standard">
      <style:text-properties officeooo:rsid="00100d40" officeooo:paragraph-rsid="00100d40"/>
    </style:style>
    <style:style style:name="T1" style:family="text">
      <style:text-properties fo:font-weight="bold" style:font-weight-asian="bold" style:font-weight-complex="bold"/>
    </style:style>
    <style:style style:name="T2" style:family="text">
      <style:text-properties fo:font-weight="bold" officeooo:rsid="000c929d" style:font-weight-asian="bold" style:font-weight-complex="bold"/>
    </style:style>
    <style:style style:name="T3" style:family="text">
      <style:text-properties fo:font-weight="bold" officeooo:rsid="00100d40" style:font-weight-asian="bold" style:font-weight-complex="bold"/>
    </style:style>
    <style:style style:name="T4" style:family="text">
      <style:text-properties officeooo:rsid="000c1724"/>
    </style:style>
    <style:style style:name="T5" style:family="text">
      <style:text-properties officeooo:rsid="000c45b9"/>
    </style:style>
    <style:style style:name="T6" style:family="text">
      <style:text-properties fo:font-weight="normal" style:font-weight-asian="normal" style:font-weight-complex="normal"/>
    </style:style>
    <style:style style:name="T7" style:family="text">
      <style:text-properties fo:font-weight="normal" officeooo:rsid="000c45b9" style:font-weight-asian="normal" style:font-weight-complex="normal"/>
    </style:style>
    <style:style style:name="T8" style:family="text">
      <style:text-properties fo:font-weight="normal" officeooo:rsid="000c929d" style:font-weight-asian="normal" style:font-weight-complex="normal"/>
    </style:style>
    <style:style style:name="T9" style:family="text">
      <style:text-properties fo:font-weight="normal" officeooo:rsid="000dcad2" style:font-weight-asian="normal" style:font-weight-complex="normal"/>
    </style:style>
    <style:style style:name="T10" style:family="text">
      <style:text-properties fo:font-weight="normal" officeooo:rsid="000eddce" style:font-weight-asian="normal" style:font-weight-complex="normal"/>
    </style:style>
    <style:style style:name="T11" style:family="text">
      <style:text-properties fo:font-weight="normal" officeooo:rsid="00100d40" style:font-weight-asian="normal" style:font-weight-complex="normal"/>
    </style:style>
    <style:style style:name="T12" style:family="text">
      <style:text-properties officeooo:rsid="000c929d"/>
    </style:style>
    <style:style style:name="T13" style:family="text">
      <style:text-properties officeooo:rsid="000b7c75"/>
    </style:style>
    <style:style style:name="T14" style:family="text">
      <style:text-properties officeooo:rsid="00100d40"/>
    </style:style>
    <style:style style:name="T15" style:family="text">
      <style:text-properties style:text-underline-style="solid" style:text-underline-width="auto" style:text-underline-color="font-color"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vdb Specifications:</text:p>
      <text:p text:style-name="P1"><text:s/></text:p>
      <text:p text:style-name="P1"><text:span text:style-name="T1">Business Concept: </text:span>expansive site for user and or admin posted reviews for video-games. <text:span text:style-name="T12">A product comparable to IMDB (Internet Movie Database), centered on video-games. Provides an avenue to rate, review, browse, buy and discuss industry news.</text:span></text:p>
      <text:p text:style-name="P1"/>
      <text:p text:style-name="P1"><text:span text:style-name="T2">Phase 1 </text:span><text:span text:style-name="T1">Work Scope:</text:span> creation of prototype website with partially developed pages. There should be sufficient pages in order to navigate the entire page from ‘home’. Style and feel should be sufficient to mimic the qualities of <text:span text:style-name="T12">a</text:span> finished, <text:span text:style-name="T12">industry standard</text:span> site. Functionality should be limited to <text:span text:style-name="T5">J</text:span>ava<text:span text:style-name="T5">S</text:span>cript for dynamic <text:span text:style-name="T5">user-</text:span>interact<text:span text:style-name="T5">ivity</text:span> as well as HTML and CSS for structural and style <text:span text:style-name="T5">components</text:span>. In depth functionality including php, mySQL database should be neglected/postponed for the time being. <text:span text:style-name="T2">However, the front end interfaces for such features should be developed, possibly able to </text:span><text:span text:style-name="T3">emulate</text:span><text:span text:style-name="T2"> finished functionalities. </text:span><text:span text:style-name="T8">Also, defining the class </text:span><text:span text:style-name="T11">structure</text:span><text:span text:style-name="T8"> and UML for databases should be completed by end of prototype development. </text:span><text:span text:style-name="T9">Consider how the views will vary between different end users, and how </text:span><text:span text:style-name="T11">privileges</text:span><text:span text:style-name="T9"> will be distributed to different uses.</text:span></text:p>
      <text:p text:style-name="P1"/>
      <text:p text:style-name="P36">Phase 2 Work Scope: <text:span text:style-name="T6">Class diagrams and database UML should be completed and reviewed for </text:span><text:span text:style-name="T11">implementation.</text:span><text:span text:style-name="T6"> Full debug of all prototype features. </text:span><text:span text:style-name="T11">Implement</text:span><text:span text:style-name="T6"> back-end and other scripting </text:span><text:span text:style-name="T9">which facilitates fully functional usage of all site pages. </text:span><text:span text:style-name="T11">Implement</text:span><text:span text:style-name="T9"> a </text:span><text:span text:style-name="T11">tabbing</text:span><text:span text:style-name="T9"> system for homepage. There should be </text:span><text:span text:style-name="T11">separate</text:span><text:span text:style-name="T9"> views for visitors, account </text:span><text:span text:style-name="T11">holders</text:span><text:span text:style-name="T9">, moderators and administrators, with range of </text:span><text:span text:style-name="T11">privileges</text:span><text:span text:style-name="T9"> which prevents non-account holders from commenting, posting threads and reviewing Account holders should be able to review, comment, post threads and edit their profiles. Moderators should be able to ban, silence and delete posts, threads. </text:span><text:span text:style-name="T11">Administrators</text:span><text:span text:style-name="T9"> should be able to administer contents and approve moderators, as well as handle other admin tasks.</text:span></text:p>
      <text:p text:style-name="P1"/>
      <text:p text:style-name="P40">Functional Requirements:</text:p>
      <text:p text:style-name="P1"/>
      <text:p text:style-name="P35"><text:span text:style-name="T1">FR1: </text:span>Homepage and site map with consistent look and feel, allowing easy access to all features, regardless of location within site.</text:p>
      <text:p text:style-name="P1"/>
      <text:p text:style-name="P36">FR2: <text:span text:style-name="T6">Account management- create an account, log in and out, edit profile details, delete account</text:span></text:p>
      <text:p text:style-name="P36"><text:span text:style-name="T6"/></text:p>
      <text:p text:style-name="P37">FR3: <text:span text:style-name="T6">buy/rate buttons on all posted games, which directs users to an external site for buying (amazon link to appropriate game) and rate button for direction to the internal rating apparatus for the appropriate game.</text:span></text:p>
      <text:p text:style-name="P37"><text:span text:style-name="T6"/></text:p>
      <text:p text:style-name="P37">FR4:<text:span text:style-name="T6"> Rating </text:span><text:span text:style-name="T11">apparatus</text:span><text:span text:style-name="T6"> with different options for rating, pending client feedback, this should include the option to submit a </text:span><text:span text:style-name="T11">long-form</text:span><text:span text:style-name="T6"> (written, possibly interactive) rating, rating using the five star system (or thumbs up thumbs down), and rating using a variety of criteria (ie. </text:span><text:span text:style-name="T11">game-play</text:span><text:span text:style-name="T6">, re </text:span><text:span text:style-name="T11">play-ability</text:span><text:span text:style-name="T6">, story, overall rating) with the use of adjustable sliders for each </text:span><text:span text:style-name="T11">criteria.</text:span><text:span text:style-name="T6"> The option as to what rating system to use should be </text:span><text:span text:style-name="T11">electable</text:span><text:span text:style-name="T6"> via a pop-up ONLY IF the end user has not created an account and chosen a preference as to which rating system to use.</text:span></text:p>
      <text:p text:style-name="P37"><text:span text:style-name="T6"/></text:p>
      <text:p text:style-name="P37">FR5:<text:span text:style-name="T6"> blog/ forum, vie</text:span><text:span text:style-name="T11">w </text:span><text:span text:style-name="T6">able to guests and able to be posted in by account holders. Features included will be standard to other website forums, such as naming/ posting threads, editing them, commenting on others, </text:span><text:span text:style-name="T11">customization</text:span><text:span text:style-name="T6"> profile banners/ slogans, statuses. Moderators should be able to apply and be approved by an admin, the moderators will be able to ban/ silence, remove threads and </text:span><text:span text:style-name="T11">prioritize</text:span><text:span text:style-name="T6"> them. </text:span><text:soft-page-break/><text:span text:style-name="T10">Administrators</text:span><text:span text:style-name="T6"> will be able to approve and remove moderators, as well as administer conne</text:span><text:span text:style-name="T11">c</text:span><text:span text:style-name="T6">t within the forum and the site at large.</text:span></text:p>
      <text:p text:style-name="P37"><text:span text:style-name="T6"/></text:p>
      <text:p text:style-name="P37">FR6:<text:span text:style-name="T6"> news portal, populated by game-news content provided by admin, account holders have the ability to </text:span><text:span text:style-name="T10">post comments. Consider the pros and cons of allowing guests/ non-account holde</text:span><text:span text:style-name="T11">r</text:span><text:span text:style-name="T10">s to post comments to news.</text:span></text:p>
      <text:p text:style-name="P37"><text:span text:style-name="T10"/></text:p>
      <text:p text:style-name="P38"><text:span text:style-name="T6">The following requirements are links accessible from the homepage banner/drop down menu (phase 1: page within site, phase 2: tab on homepage) subtopics will be a distinct block element in the web page with a h2- 4 header, link on drop down will take you to this content specifically.</text:span></text:p>
      <text:p text:style-name="P37"><text:span text:style-name="T10"/></text:p>
      <text:p text:style-name="P41"><text:span text:style-name="T1">FR7:</text:span><text:span text:style-name="T6"> watch list <text:s/>with the following sub topics: new releases, popular games, highly rated, recent</text:span></text:p>
      <text:p text:style-name="P41"><text:span text:style-name="T6"/></text:p>
      <text:p text:style-name="P41"><text:span text:style-name="T1">FR8:</text:span><text:span text:style-name="T6"> Form with sub topics: just posted, hot threads, admin favorites, beansprout(? Agile undeveloped feature- don’t design just code, what relevance does a beansprout have to forms/ what is a beansprout in web development? Is it even a thing? Maybe it can be. Maybe it belongs in another tab)</text:span></text:p>
      <text:p text:style-name="P41"><text:span text:style-name="T6"/></text:p>
      <text:p text:style-name="P41"><text:span text:style-name="T1">FR9:</text:span><text:span text:style-name="T6"> Recommendation</text:span><text:span text:style-name="T1">-</text:span><text:span text:style-name="T6"> subtopics: week’s select, browse topics, well traveled reviews, this month</text:span></text:p>
      <text:p text:style-name="P41"><text:span text:style-name="T6"/></text:p>
      <text:p text:style-name="P41"><text:span text:style-name="T1">FR10:</text:span><text:span text:style-name="T6"> games, with subtopics that direct to different categories of games- sports, RPG, combat, plat former, etc</text:span></text:p>
      <text:p text:style-name="P41"><text:span text:style-name="T6"/></text:p>
      <text:p text:style-name="P41"><text:span text:style-name="T1">FR11:</text:span><text:span text:style-name="T6"> Streaming- what to watch, playing now, competitions, speed running</text:span></text:p>
      <text:p text:style-name="P41"><text:span text:style-name="T6"/></text:p>
      <text:p text:style-name="P41"><text:span text:style-name="T1">FR12:</text:span><text:span text:style-name="T6"> Rating- submit a rating, review existing, review profile history</text:span></text:p>
      <text:p text:style-name="P41"><text:span text:style-name="T6"/></text:p>
      <text:p text:style-name="P41"><text:span text:style-name="T1">FR13:</text:span><text:span text:style-name="T6"> search option which directs users to local links, followed by industry relevant news links like IGN, etc</text:span><text:span text:style-name="T13"><text:line-break/></text:span></text:p>
      <text:p text:style-name="P41"><text:span text:style-name="T1">FR14:</text:span> profile page for <text:span text:style-name="T14">privileged</text:span> users, allowing them to customize, follow others, display reviews and thread posts.</text:p>
      <text:p text:style-name="P41"/>
      <text:p text:style-name="P41">NOTE: these requirements are not set in stone, I have n<text:span text:style-name="T14">o</text:span>t really thought them through much, expect adjustments and changes frequently. Feel free to override the <text:span text:style-name="T14">requirements</text:span> when <text:span text:style-name="T14">necessary</text:span> or it makes sense to to so, but adjust this list as you go.</text:p>
      <text:p text:style-name="P1"/>
      <text:p text:style-name="P39">Non Functional Requirements:</text:p>
      <text:p text:style-name="P1"/>
      <text:p text:style-name="P42">Consistent, well designed, highly interactive interface, comparable to an industry standard web page like IMDB, IGN etc. </text:p>
      <text:p text:style-name="P1"/>
      <text:p text:style-name="P42"><text:span text:style-name="T15">Business Rules:</text:span> N.a. my friend came to me with this idea for a site, hoping I can provide a working, presentable prototype in the next 6 months- year. I can facilitate communication if you have any questions or need feedback.</text:p>
      <text:p text:style-name="P1"/>
      <text:p text:style-name="P36">Implementation details:</text:p>
      <text:p text:style-name="P1"/>
      <text:p text:style-name="P3"><text:s/>Html boilerplate:</text:p>
      <text:list xml:id="list3458072787" text:style-name="L1">
        <text:list-item>
          <text:p text:style-name="P14">header:</text:p>
          <text:list>
            <text:list-item>
              <text:p text:style-name="P14"><text:soft-page-break/>doctype and charset</text:p>
            </text:list-item>
            <text:list-item>
              <text:p text:style-name="P14">title/ author/ <text:span text:style-name="T4">date / etc</text:span></text:p>
            </text:list-item>
            <text:list-item>
              <text:p text:style-name="P14">metadata etc</text:p>
            </text:list-item>
            <text:list-item>
              <text:p text:style-name="P14">style and script links</text:p>
              <text:list>
                <text:list-item>
                  <text:p text:style-name="P17">separate files for css stylesheet and Js</text:p>
                </text:list-item>
              </text:list>
            </text:list-item>
          </text:list>
        </text:list-item>
        <text:list-item>
          <text:p text:style-name="P14">body</text:p>
          <text:list>
            <text:list-item>
              <text:p text:style-name="P14">nav/ page header</text:p>
              <text:list>
                <text:list-item>
                  <text:p text:style-name="P17">logo</text:p>
                </text:list-item>
                <text:list-item>
                  <text:p text:style-name="P17">search bar, dynamic suggesting* (Beta)</text:p>
                </text:list-item>
                <text:list-item>
                  <text:p text:style-name="P17">sign in button.</text:p>
                </text:list-item>
                <text:list-item>
                  <text:p text:style-name="P17">Decorative space above site nav options</text:p>
                </text:list-item>
                <text:list-item>
                  <text:p text:style-name="P17">dropdown menu</text:p>
                </text:list-item>
                <text:list-item>
                  <text:p text:style-name="P17">separate version for mobile/ tablet (Beta)</text:p>
                </text:list-item>
              </text:list>
            </text:list-item>
          </text:list>
        </text:list-item>
        <text:list-item>
          <text:p text:style-name="P17">home <text:span text:style-name="T12">page body</text:span></text:p>
          <text:list>
            <text:list-item>
              <text:p text:style-name="P17">cycle #1</text:p>
            </text:list-item>
            <text:list-item>
              <text:p text:style-name="P17">form/ blog/ news</text:p>
            </text:list-item>
            <text:list-item>
              <text:p text:style-name="P17">cycle #2</text:p>
            </text:list-item>
            <text:list-item>
              <text:p text:style-name="P17">footer</text:p>
            </text:list-item>
          </text:list>
        </text:list-item>
      </text:list>
      <text:p text:style-name="P12"><text:line-break/><text:span text:style-name="T1">CSS boilerplate:</text:span></text:p>
      <text:list xml:id="list80209121" text:style-name="L2">
        <text:list-item>
          <text:p text:style-name="P21">think on how to design this</text:p>
        </text:list-item>
        <text:list-item>
          <text:p text:style-name="P21">look at some industry leaders</text:p>
        </text:list-item>
        <text:list-item>
          <text:p text:style-name="P21">research/ improve your own skillset before implementing</text:p>
        </text:list-item>
      </text:list>
      <text:p text:style-name="P9"/>
      <text:p text:style-name="P5">Diversion of Page-Assets/ files found in folder:</text:p>
      <text:list xml:id="list2947883422" text:style-name="L3">
        <text:list-item>
          <text:p text:style-name="P22">html/css/scripting files</text:p>
        </text:list-item>
        <text:list-item>
          <text:p text:style-name="P22">pictures (game covers)</text:p>
        </text:list-item>
        <text:list-item>
          <text:p text:style-name="P22">external links</text:p>
        </text:list-item>
      </text:list>
      <text:p text:style-name="P10"/>
      <text:p text:style-name="P9"/>
      <text:p text:style-name="P13"/>
      <text:p text:style-name="P4">Site Map:</text:p>
      <text:p text:style-name="P4"/>
      <text:list xml:id="list3583892962" text:style-name="L4">
        <text:list-item>
          <text:p text:style-name="P23">home</text:p>
        </text:list-item>
        <text:list-item>
          <text:p text:style-name="P23">background utilities</text:p>
          <text:list>
            <text:list-item>
              <text:p text:style-name="P23">sign in</text:p>
            </text:list-item>
            <text:list-item>
              <text:p text:style-name="P23">sign up</text:p>
            </text:list-item>
            <text:list-item>
              <text:p text:style-name="P26">anything else?</text:p>
            </text:list-item>
          </text:list>
        </text:list-item>
        <text:list-item>
          <text:p text:style-name="P23">inner site pages:</text:p>
          <text:list>
            <text:list-item>
              <text:p text:style-name="P23">Watchlist</text:p>
            </text:list-item>
            <text:list-item>
              <text:p text:style-name="P23">Forum</text:p>
            </text:list-item>
            <text:list-item>
              <text:p text:style-name="P23">Games</text:p>
            </text:list-item>
            <text:list-item>
              <text:p text:style-name="P23">Reccomendations</text:p>
            </text:list-item>
            <text:list-item>
              <text:p text:style-name="P23">Streaming</text:p>
            </text:list-item>
          </text:list>
        </text:list-item>
      </text:list>
      <text:p text:style-name="P1"/>
      <text:p text:style-name="P4">Back-End/Data-Management:</text:p>
      <text:list xml:id="list1873449778" text:style-name="L5">
        <text:list-item>
          <text:p text:style-name="P24">MySQL or NoSQL?? (probably NoSQL)</text:p>
        </text:list-item>
        <text:list-item>
          <text:p text:style-name="P24">PHP for implementing database utilities</text:p>
        </text:list-item>
        <text:list-item>
          <text:p text:style-name="P24">Content Management System for images and links (wordpress, etc)</text:p>
        </text:list-item>
        <text:list-item>
          <text:p text:style-name="P27"><text:soft-page-break/>Maybe want to user XML for storing games, reviews, forum posts. (commerical uses. Beta probably)</text:p>
        </text:list-item>
        <text:list-item>
          <text:p text:style-name="P30">need to read up on PHP, source code of other sites. How do we create an account? Manage log in? Moderate privalleges on commenting, discussion thread posts, replys ()</text:p>
        </text:list-item>
      </text:list>
      <text:p text:style-name="P8"/>
      <text:p text:style-name="P28"/>
      <text:p text:style-name="P8"/>
      <text:p text:style-name="P4">Database schema: <text:span text:style-name="T7">quick overview for planning purposes, nothing concrete or immutable listed below (I want to hear suggestions if you have any…) </text:span></text:p>
      <text:p text:style-name="P8"/>
      <text:p text:style-name="P8">Users</text:p>
      <text:list xml:id="list3874134637" text:style-name="L6">
        <text:list-item>
          <text:p text:style-name="P25">Usernames {PK}</text:p>
        </text:list-item>
        <text:list-item>
          <text:p text:style-name="P25">Password (128 bit encryption)</text:p>
        </text:list-item>
        <text:list-item>
          <text:p text:style-name="P25">Reviews</text:p>
        </text:list-item>
        <text:list-item>
          <text:p text:style-name="P25">profile (<text:span text:style-name="T5">FK</text:span>)</text:p>
        </text:list-item>
      </text:list>
      <text:p text:style-name="P1"/>
      <text:p text:style-name="P6">Profile</text:p>
      <text:list xml:id="list2002219880" text:style-name="L7">
        <text:list-item>
          <text:p text:style-name="P18">Username {PK}</text:p>
        </text:list-item>
      </text:list>
      <text:list xml:id="list2321373768" text:style-name="L8">
        <text:list-item>
          <text:p text:style-name="P19">User Details</text:p>
        </text:list-item>
        <text:list-item>
          <text:p text:style-name="P20">reviews posted</text:p>
        </text:list-item>
        <text:list-item>
          <text:p text:style-name="P31">favorite game?</text:p>
        </text:list-item>
        <text:list-item>
          <text:p text:style-name="P31">Gaming systems used…</text:p>
        </text:list-item>
      </text:list>
      <text:p text:style-name="P11">Games:</text:p>
      <text:list xml:id="list3365392421" text:style-name="L9">
        <text:list-item>
          <text:p text:style-name="P32">reviews</text:p>
        </text:list-item>
        <text:list-item>
          <text:p text:style-name="P32">gaming systems played on</text:p>
        </text:list-item>
        <text:list-item>
          <text:p text:style-name="P32">related posts</text:p>
        </text:list-item>
      </text:list>
      <text:p text:style-name="P11"/>
      <text:p text:style-name="P11">Forum:</text:p>
      <text:list xml:id="list2730582457" text:style-name="L10">
        <text:list-item>
          <text:p text:style-name="P33">don’t know yet</text:p>
        </text:list-item>
      </text:list>
      <text:p text:style-name="P11"/>
      <text:p text:style-name="P11"/>
      <text:p text:style-name="P11">Overall Schema/ Design: </text:p>
      <text:list xml:id="list2001881237" text:style-name="L11">
        <text:list-item>
          <text:p text:style-name="P34">html/css/Js for all user navigatable parts</text:p>
        </text:list-item>
        <text:list-item>
          <text:p text:style-name="P34">small backend coding for enabling db and forum (beta/testing)</text:p>
        </text:list-item>
        <text:list-item>
          <text:p text:style-name="P34">content management system and XML for games, reviews, forum, links, etc</text:p>
        </text:list-item>
      </text:list>
      <text:p text:style-name="P11"/>
      <text:p text:style-name="P29">Note/ TODO: each table needs a {PK} and preferably a {FK}</text:p>
      <text:p text:style-name="P29">avoid redundancy/ apply 3 levels of normalization once you have something substantial. </text:p>
      <text:p text:style-name="P11"/>
      <text:p text:style-name="P7"><text:s/></text:p>
      <text:p text:style-name="P3">To Do:</text:p>
      <text:list xml:id="list2658297830" text:style-name="L12">
        <text:list-item>
          <text:p text:style-name="P15">d<text:span text:style-name="T4">efine CSS boilerplate</text:span></text:p>
        </text:list-item>
        <text:list-item>
          <text:p text:style-name="P15">outline site map and nesecary technologies to implement thi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9T10:47:55.414000000</meta:creation-date>
    <dc:date>2020-06-18T11:08:15.008000000</dc:date>
    <meta:editing-duration>PT5M5S</meta:editing-duration>
    <meta:editing-cycles>2</meta:editing-cycles>
    <meta:generator>LibreOffice/6.1.0.3$Windows_X86_64 LibreOffice_project/efb621ed25068d70781dc026f7e9c5187a4decd1</meta:generator>
    <meta:document-statistic meta:table-count="0" meta:image-count="0" meta:object-count="0" meta:page-count="4" meta:paragraph-count="100" meta:word-count="1226" meta:character-count="7548" meta:non-whitespace-character-count="6468"/>
  </office:meta>
</office:document-meta>
</file>